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opacity="75%" draw:textarea-horizontal-align="justify" draw:textarea-vertical-align="middle" draw:auto-grow-height="false" fo:min-height="49.75cm" fo:min-width="17cm"/>
    </style:style>
    <style:style style:name="gr2" style:family="graphic" style:parent-style-name="standard">
      <style:graphic-properties draw:stroke="none" svg:stroke-opacity="50%" draw:fill-color="#f10d0c" draw:opacity="100%" draw:opacity-name="Transparency_20_21" draw:textarea-horizontal-align="justify" draw:textarea-vertical-align="middle" draw:auto-grow-height="false" fo:min-height="49.75cm" fo:min-width="2.602cm" draw:shadow-offset-x="0cm" draw:shadow-offset-y="0cm"/>
    </style:style>
    <style:style style:name="gr3" style:family="graphic" style:parent-style-name="standard">
      <style:graphic-properties draw:stroke="none" svg:stroke-opacity="50%" draw:fill-color="#f10d0c" draw:opacity="100%" draw:opacity-name="Transparency_20_18" draw:textarea-horizontal-align="justify" draw:textarea-vertical-align="middle" draw:auto-grow-height="false" fo:min-height="49.75cm" fo:min-width="2.602cm"/>
    </style:style>
    <style:style style:name="gr4" style:family="graphic" style:parent-style-name="standard">
      <style:graphic-properties draw:fill-color="#1e6a39" draw:opacity="100%" draw:opacity-name="Transparency_20_54" draw:textarea-horizontal-align="justify" draw:textarea-vertical-align="middle" draw:auto-grow-height="false" fo:min-height="2.85cm" fo:min-width="17cm"/>
    </style:style>
    <style:style style:name="gr5" style:family="graphic" style:parent-style-name="standard">
      <style:graphic-properties draw:stroke="none" svg:stroke-color="#000000" draw:fill="none" draw:fill-color="#ffffff" draw:opacity="100%" fo:min-height="2.65cm"/>
    </style:style>
    <style:style style:name="gr6" style:family="graphic" style:parent-style-name="standard">
      <style:graphic-properties svg:stroke-color="#000000" draw:fill-color="#ffff6d" draw:textarea-horizontal-align="justify" draw:textarea-vertical-align="middle" draw:auto-grow-height="false" fo:min-height="1.048cm" fo:min-width="2.372cm" fo:wrap-option="no-wrap"/>
    </style:style>
    <style:style style:name="gr7" style:family="graphic" style:parent-style-name="standard">
      <style:graphic-properties draw:stroke="none" svg:stroke-color="#000000" draw:fill="solid" draw:fill-color="#111111" fo:min-height="10.15cm"/>
    </style:style>
    <style:style style:name="gr8" style:family="graphic" style:parent-style-name="standard">
      <style:graphic-properties draw:stroke="none" svg:stroke-color="#000000" draw:fill="none" draw:fill-color="#ffffff" fo:min-height="5.55cm"/>
    </style:style>
    <style:style style:name="gr9" style:family="graphic" style:parent-style-name="standard">
      <style:graphic-properties draw:fill-color="#ffff6d" draw:textarea-horizontal-align="justify" draw:textarea-vertical-align="middle" draw:auto-grow-height="false" fo:min-height="2.992cm" fo:min-width="5.612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2.75cm"/>
    </style:style>
    <style:style style:name="gr11" style:family="graphic" style:parent-style-name="standard">
      <style:graphic-properties draw:stroke="none" svg:stroke-color="#000000" draw:fill="none" draw:fill-color="#ffffff" fo:min-height="5.25cm"/>
    </style:style>
    <style:style style:name="gr12" style:family="graphic" style:parent-style-name="standard">
      <style:graphic-properties draw:stroke="none" svg:stroke-color="#000000" draw:fill="none" draw:fill-color="#ffffff" fo:min-height="2.95cm"/>
    </style:style>
    <style:style style:name="P1" style:family="paragraph">
      <loext:graphic-properties draw:fill-color="#cccccc" draw:opacity="75%"/>
      <style:paragraph-properties fo:text-align="center"/>
    </style:style>
    <style:style style:name="P2" style:family="paragraph">
      <loext:graphic-properties draw:fill-color="#f10d0c" draw:opacity="100%" draw:opacity-name="Transparency_20_21"/>
      <style:paragraph-properties fo:text-align="center"/>
    </style:style>
    <style:style style:name="P3" style:family="paragraph">
      <loext:graphic-properties draw:fill-color="#f10d0c" draw:opacity="100%" draw:opacity-name="Transparency_20_18"/>
      <style:paragraph-properties fo:text-align="center"/>
    </style:style>
    <style:style style:name="P4" style:family="paragraph">
      <loext:graphic-properties draw:fill-color="#1e6a39" draw:opacity="100%" draw:opacity-name="Transparency_20_54"/>
      <style:paragraph-properties fo:text-align="center"/>
    </style:style>
    <style:style style:name="P5" style:family="paragraph">
      <loext:graphic-properties draw:fill="none" draw:fill-color="#ffffff" draw:opacity="100%"/>
    </style:style>
    <style:style style:name="P6" style:family="paragraph">
      <style:paragraph-properties fo:text-align="center"/>
    </style:style>
    <style:style style:name="P7" style:family="paragraph">
      <loext:graphic-properties draw:fill-color="#ffff6d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111111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6d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ffff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7.5cm" svg:height="50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02cm" svg:height="50cm" svg:x="14.398cm" svg:y="0cm">
          <text:p/>
          <draw:enhanced-geometry svg:viewBox="0 0 21600 21600" draw:extrusion="false" draw:type="rectangle" draw:enhanced-path="M 0 0 L 21600 0 21600 21600 0 21600 0 0 Z N"/>
        </draw:custom-shape>
        <draw:custom-shape draw:style-name="gr3" draw:text-style-name="P3" draw:layer="layout" svg:width="3.102cm" svg:height="50cm" svg:x="-0.002cm" svg:y="0cm">
          <text:p/>
          <draw:enhanced-geometry svg:viewBox="0 0 21600 21600" draw:extrusion="false" draw:type="rectangle" draw:enhanced-path="M 0 0 L 21600 0 21600 21600 0 21600 0 0 Z N"/>
        </draw:custom-shape>
        <draw:custom-shape draw:style-name="gr4" draw:text-style-name="P4" draw:layer="layout" svg:width="17.5cm" svg:height="3.1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7cm" svg:height="2.9cm" svg:x="-0.1cm" svg:y="0.181cm">
          <draw:text-box>
            <text:p><text:span text:style-name="T1">Menu</text:span></text:p>
            <text:p/>
            <text:p><text:span text:style-name="T2">Top</text:span><text:span text:style-name="T2">　自己紹介　プログラミング　趣味 <text:s/></text:span><text:span text:style-name="T2">links </text:span><text:s text:c="2"/></text:p>
          </draw:text-box>
        </draw:frame>
        <draw:custom-shape draw:style-name="gr6" draw:text-style-name="P7" draw:layer="layout" svg:width="3.1cm" svg:height="1.4cm" svg:x="-4cm" svg:y="0.8cm">
          <text:p text:style-name="P6"><text:span text:style-name="T3">画面上部</text:span><text:span text:style-name="T3"><text:line-break/></text:span><text:span text:style-name="T3">マウスオーバー</text:span><text:span text:style-name="T3"><text:line-break/></text:span><text:span text:style-name="T3">ででてくるやつ</text:span></text:p>
          <draw:enhanced-geometry svg:viewBox="0 0 21600 21600" draw:text-areas="800 800 20800 20800" draw:type="round-rectangular-callout" draw:modifiers="27861.9800064495 19071.520342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3.1cm" svg:height="1.4cm" svg:x="8.3cm" svg:y="-1.2cm">
          <text:p text:style-name="P6"><text:span text:style-name="T3">ページ内ジャンプ</text:span></text:p>
          <draw:enhanced-geometry svg:viewBox="0 0 21600 21600" draw:text-areas="800 800 20800 20800" draw:type="round-rectangular-callout" draw:modifiers="7404.32118671396 44834.261241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8" draw:layer="layout" svg:width="17.5cm" svg:height="10.4cm" svg:x="0cm" svg:y="3.1cm">
          <draw:text-box>
            <text:p><text:span text:style-name="T1">TOP</text:span></text:p>
            <text:p><text:span text:style-name="T1">　何かしらの動く図画</text:span></text:p>
            <text:p><text:span text:style-name="T1">時間の余裕次第</text:span></text:p>
            <text:p/>
            <text:p/>
          </draw:text-box>
        </draw:frame>
        <draw:frame draw:style-name="gr8" draw:text-style-name="P9" draw:layer="layout" svg:width="10cm" svg:height="5.8cm" svg:x="4.2cm" svg:y="13.6cm">
          <draw:text-box>
            <text:p>自己紹介</text:p>
            <text:p><text:span text:style-name="T4">　意識の高そうな文字列</text:span><text:span text:style-name="T4"><text:line-break/></text:span><text:span text:style-name="T4">内容は後で考える</text:span></text:p>
          </draw:text-box>
        </draw:frame>
        <draw:custom-shape draw:style-name="gr9" draw:text-style-name="P10" draw:layer="layout" svg:width="6.6cm" svg:height="3.5cm" svg:x="18.7cm" svg:y="20.5cm">
          <text:p text:style-name="P6">ありがちで<text:line-break/>おしゃれで<text:line-break/>キッチュな<text:line-break/>おどろおどろしいやつ<text:line-break/>を左右に配置</text:p>
          <draw:enhanced-geometry svg:viewBox="0 0 21600 21600" draw:text-areas="800 800 20800 20800" draw:type="round-rectangular-callout" draw:modifiers="-6950.21966368732 18434.96143958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9" draw:layer="layout" svg:width="10cm" svg:height="3cm" svg:x="4cm" svg:y="28.2cm">
          <draw:text-box>
            <text:p>趣味</text:p>
            <text:p/>
            <text:p>内容は後で書きます</text:p>
            <text:p/>
          </draw:text-box>
        </draw:frame>
        <draw:frame draw:style-name="gr11" draw:text-style-name="P9" draw:layer="layout" svg:width="10cm" svg:height="5.5cm" svg:x="4cm" svg:y="20.2cm">
          <draw:text-box>
            <text:p>プログラミング<text:line-break/></text:p>
            <text:p>・VB.net</text:p>
            <text:p>・Javascript</text:p>
            <text:p>・Perl</text:p>
            <text:p/>
            <text:p/>
          </draw:text-box>
        </draw:frame>
        <draw:frame draw:style-name="gr12" draw:text-style-name="P9" draw:layer="layout" svg:width="10cm" svg:height="3.2cm" svg:x="4cm" svg:y="36.3cm">
          <draw:text-box>
            <text:p>Links<text:line-break/>　自分のいろいろのリンク</text:p>
          </draw:text-box>
        </draw:frame>
        <draw:custom-shape draw:style-name="gr9" draw:text-style-name="P10" draw:layer="layout" svg:width="6.6cm" svg:height="3.5cm" svg:x="18.7cm" svg:y="2.1cm">
          <text:p text:style-name="P6">なんか開いたときに<text:line-break/>鍵かドアかなんかを</text:p>
          <text:p text:style-name="P6">開けるイメージの</text:p>
          <text:p text:style-name="P6">アニメーションを</text:p>
          <text:p text:style-name="P6">挟みたい（できたらやる）</text:p>
          <draw:enhanced-geometry svg:viewBox="0 0 21600 21600" draw:text-areas="800 800 20800 20800" draw:type="round-rectangular-callout" draw:modifiers="-6950.21966368732 18434.96143958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6.6cm" svg:height="3.5cm" svg:x="10.3cm" svg:y="17.6cm">
          <text:p text:style-name="P11">言語を並べる　</text:p>
          <text:p text:style-name="P6">言語名押したら</text:p>
          <text:p text:style-name="P6">下に詳細とか出てくる</text:p>
          <draw:enhanced-geometry svg:viewBox="0 0 21600 21600" draw:text-areas="800 800 20800 20800" draw:type="round-rectangular-callout" draw:modifiers="-6950.21966368732 18434.96143958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18" draw:display-name="Transparency 18" draw:style="linear" draw:start="100%" draw:end="1%" draw:angle="900" draw:border="0%"/>
    <draw:opacity draw:name="Transparency_20_21" draw:display-name="Transparency 21" draw:style="linear" draw:start="100%" draw:end="1%" draw:angle="2700" draw:border="0%"/>
    <draw:opacity draw:name="Transparency_20_54" draw:display-name="Transparency 54" draw:style="square" draw:cx="60%" draw:cy="60%" draw:start="100%" draw:end="3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7.5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6T14:47:15.110000000</meta:creation-date>
    <dc:date>2020-03-27T16:57:54.624000000</dc:date>
    <meta:editing-duration>PT19M50S</meta:editing-duration>
    <meta:editing-cycles>3</meta:editing-cycles>
    <meta:generator>LibreOffice/6.1.0.3$Windows_X86_64 LibreOffice_project/efb621ed25068d70781dc026f7e9c5187a4decd1</meta:generator>
    <meta:document-statistic meta:object-count="15"/>
  </office:meta>
</office:document-meta>
</file>